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05eef" officeooo:paragraph-rsid="001eaf0d"/>
    </style:style>
    <style:style style:name="P2" style:family="paragraph" style:parent-style-name="Text_20_body">
      <style:text-properties officeooo:rsid="0031f3c8" officeooo:paragraph-rsid="001eaf0d"/>
    </style:style>
    <style:style style:name="P3" style:family="paragraph" style:parent-style-name="Text_20_body">
      <style:text-properties officeooo:rsid="0033e19a" officeooo:paragraph-rsid="001eaf0d"/>
    </style:style>
    <style:style style:name="P4" style:family="paragraph" style:parent-style-name="Text_20_body">
      <style:text-properties officeooo:rsid="00363767" officeooo:paragraph-rsid="001eaf0d"/>
    </style:style>
    <style:style style:name="P5" style:family="paragraph" style:parent-style-name="Text_20_body">
      <style:text-properties fo:font-weight="bold" officeooo:rsid="00206699" officeooo:paragraph-rsid="00206699" style:font-weight-asian="bold" style:font-weight-complex="bold"/>
    </style:style>
    <style:style style:name="P6" style:family="paragraph" style:parent-style-name="Text_20_body">
      <style:text-properties fo:font-weight="bold" officeooo:rsid="00269ccb" officeooo:paragraph-rsid="00269ccb" style:font-weight-asian="bold" style:font-weight-complex="bold"/>
    </style:style>
    <style:style style:name="P7" style:family="paragraph" style:parent-style-name="Text_20_body">
      <style:text-properties fo:font-weight="bold" officeooo:rsid="002e45a5" officeooo:paragraph-rsid="002e45a5" style:font-weight-asian="bold" style:font-weight-complex="bold"/>
    </style:style>
    <style:style style:name="P8" style:family="paragraph" style:parent-style-name="Text_20_body">
      <style:text-properties fo:font-weight="bold" officeooo:rsid="002ee169" officeooo:paragraph-rsid="002ee169" style:font-weight-asian="bold" style:font-weight-complex="bold"/>
    </style:style>
    <style:style style:name="P9" style:family="paragraph" style:parent-style-name="Text_20_body">
      <style:text-properties fo:font-weight="bold" officeooo:rsid="00304c20" officeooo:paragraph-rsid="00304c20" style:font-weight-asian="bold" style:font-weight-complex="bold"/>
    </style:style>
    <style:style style:name="P10" style:family="paragraph" style:parent-style-name="Text_20_body">
      <style:text-properties fo:font-weight="bold" officeooo:rsid="0033733a" officeooo:paragraph-rsid="0033733a" style:font-weight-asian="bold" style:font-weight-complex="bold"/>
    </style:style>
    <style:style style:name="P11" style:family="paragraph" style:parent-style-name="Text_20_body">
      <style:text-properties fo:font-weight="bold" officeooo:rsid="00351790" officeooo:paragraph-rsid="00351790" style:font-weight-asian="bold" style:font-weight-complex="bold"/>
    </style:style>
    <style:style style:name="P12" style:family="paragraph" style:parent-style-name="Text_20_body">
      <style:text-properties fo:font-weight="bold" officeooo:rsid="0035af56" officeooo:paragraph-rsid="0035af56" style:font-weight-asian="bold" style:font-weight-complex="bold"/>
    </style:style>
    <style:style style:name="P13" style:family="paragraph" style:parent-style-name="Text_20_body">
      <style:text-properties fo:font-weight="bold" officeooo:rsid="0041b2c4" officeooo:paragraph-rsid="0041b2c4" style:font-weight-asian="bold" style:font-weight-complex="bold"/>
    </style:style>
    <style:style style:name="P14" style:family="paragraph" style:parent-style-name="Text_20_body">
      <style:text-properties officeooo:rsid="002158d9" officeooo:paragraph-rsid="002158d9"/>
    </style:style>
    <style:style style:name="P15" style:family="paragraph" style:parent-style-name="Text_20_body" style:list-style-name="L1">
      <style:text-properties officeooo:paragraph-rsid="002158d9"/>
    </style:style>
    <style:style style:name="P16" style:family="paragraph" style:parent-style-name="Text_20_body">
      <style:text-properties officeooo:rsid="0022e636" officeooo:paragraph-rsid="0022e636"/>
    </style:style>
    <style:style style:name="P17" style:family="paragraph" style:parent-style-name="Text_20_body">
      <style:text-properties officeooo:rsid="0024174f" officeooo:paragraph-rsid="0024174f"/>
    </style:style>
    <style:style style:name="P18" style:family="paragraph" style:parent-style-name="Text_20_body">
      <style:text-properties officeooo:rsid="0024dc74" officeooo:paragraph-rsid="0024dc74"/>
    </style:style>
    <style:style style:name="P19" style:family="paragraph" style:parent-style-name="Text_20_body">
      <style:text-properties fo:font-weight="normal" officeooo:rsid="00269ccb" officeooo:paragraph-rsid="00269ccb" style:font-weight-asian="normal" style:font-weight-complex="normal"/>
    </style:style>
    <style:style style:name="P20" style:family="paragraph" style:parent-style-name="Text_20_body">
      <style:text-properties fo:font-weight="normal" officeooo:rsid="0026a2ff" officeooo:paragraph-rsid="00274777" style:font-weight-asian="normal" style:font-weight-complex="normal"/>
    </style:style>
    <style:style style:name="P21" style:family="paragraph" style:parent-style-name="Text_20_body">
      <style:text-properties fo:font-weight="normal" officeooo:rsid="002c5ef3" officeooo:paragraph-rsid="002c5ef3" style:font-weight-asian="normal" style:font-weight-complex="normal"/>
    </style:style>
    <style:style style:name="P22" style:family="paragraph" style:parent-style-name="Text_20_body">
      <style:text-properties fo:font-weight="normal" officeooo:rsid="002e45a5" officeooo:paragraph-rsid="002e45a5" style:font-weight-asian="normal" style:font-weight-complex="normal"/>
    </style:style>
    <style:style style:name="P23" style:family="paragraph" style:parent-style-name="Text_20_body">
      <style:text-properties fo:font-weight="normal" officeooo:rsid="002ee169" officeooo:paragraph-rsid="002ee169" style:font-weight-asian="normal" style:font-weight-complex="normal"/>
    </style:style>
    <style:style style:name="P24" style:family="paragraph" style:parent-style-name="Text_20_body">
      <style:text-properties fo:font-weight="normal" officeooo:rsid="00304c20" officeooo:paragraph-rsid="00304c20" style:font-weight-asian="normal" style:font-weight-complex="normal"/>
    </style:style>
    <style:style style:name="P25" style:family="paragraph" style:parent-style-name="Text_20_body">
      <style:text-properties fo:font-weight="normal" officeooo:rsid="0032239b" officeooo:paragraph-rsid="0032239b" style:font-weight-asian="normal" style:font-weight-complex="normal"/>
    </style:style>
    <style:style style:name="P26" style:family="paragraph" style:parent-style-name="Text_20_body">
      <style:text-properties officeooo:rsid="0026a2ff" officeooo:paragraph-rsid="00274777"/>
    </style:style>
    <style:style style:name="P27" style:family="paragraph" style:parent-style-name="Text_20_body">
      <style:text-properties officeooo:rsid="00274777" officeooo:paragraph-rsid="00274777"/>
    </style:style>
    <style:style style:name="P28" style:family="paragraph" style:parent-style-name="Text_20_body">
      <style:text-properties officeooo:paragraph-rsid="00293eb6"/>
    </style:style>
    <style:style style:name="P29" style:family="paragraph" style:parent-style-name="Text_20_body">
      <style:text-properties officeooo:rsid="002b1476" officeooo:paragraph-rsid="002b1476"/>
    </style:style>
    <style:style style:name="P30" style:family="paragraph" style:parent-style-name="Text_20_body">
      <style:text-properties fo:color="#ff3333" fo:font-size="12pt" fo:font-weight="bold" officeooo:rsid="002e45a5" officeooo:paragraph-rsid="002e45a5" style:font-size-asian="12pt" style:font-weight-asian="bold" style:font-size-complex="12pt" style:font-weight-complex="bold"/>
    </style:style>
    <style:style style:name="P31" style:family="paragraph" style:parent-style-name="Text_20_body">
      <style:text-properties fo:color="#ff3333" fo:font-weight="bold" officeooo:rsid="00304c20" officeooo:paragraph-rsid="00304c20" style:font-weight-asian="bold" style:font-weight-complex="bold"/>
    </style:style>
    <style:style style:name="P32" style:family="paragraph" style:parent-style-name="Text_20_body">
      <style:text-properties fo:color="#ff3333" officeooo:rsid="002b1476" officeooo:paragraph-rsid="002b1476"/>
    </style:style>
    <style:style style:name="P33" style:family="paragraph" style:parent-style-name="Text_20_body">
      <style:text-properties fo:color="#ff3333" officeooo:rsid="003a997b" officeooo:paragraph-rsid="003a997b"/>
    </style:style>
    <style:style style:name="P34" style:family="paragraph" style:parent-style-name="Text_20_body">
      <style:text-properties officeooo:rsid="003a71bc" officeooo:paragraph-rsid="003a71bc"/>
    </style:style>
    <style:style style:name="P35" style:family="paragraph" style:parent-style-name="Text_20_body">
      <style:text-properties fo:color="#000000" officeooo:rsid="003b5fd9" officeooo:paragraph-rsid="003b5fd9"/>
    </style:style>
    <style:style style:name="P36" style:family="paragraph" style:parent-style-name="Text_20_body">
      <style:text-properties fo:color="#000000" fo:font-weight="bold" officeooo:rsid="003e48c1" officeooo:paragraph-rsid="003e48c1" style:font-weight-asian="bold" style:font-weight-complex="bold"/>
    </style:style>
    <style:style style:name="P37" style:family="paragraph" style:parent-style-name="Text_20_body">
      <style:text-properties fo:color="#000000" officeooo:rsid="003d3aa2" officeooo:paragraph-rsid="003ff2d9"/>
    </style:style>
    <style:style style:name="P38" style:family="paragraph" style:parent-style-name="Text_20_body">
      <style:text-properties fo:color="#000000" officeooo:rsid="003e16dc" officeooo:paragraph-rsid="003e16dc"/>
    </style:style>
    <style:style style:name="P39" style:family="paragraph" style:parent-style-name="Text_20_body">
      <style:text-properties fo:color="#000000" style:text-underline-style="solid" style:text-underline-width="auto" style:text-underline-color="font-color" fo:font-weight="normal" officeooo:rsid="003e16dc" officeooo:paragraph-rsid="003e16dc" style:font-weight-asian="normal" style:font-weight-complex="normal"/>
    </style:style>
    <style:style style:name="P40" style:family="paragraph" style:parent-style-name="Text_20_body">
      <style:text-properties fo:color="#000000" style:text-underline-style="solid" style:text-underline-width="auto" style:text-underline-color="font-color" officeooo:rsid="003e48c1" officeooo:paragraph-rsid="003e48c1"/>
    </style:style>
    <style:style style:name="P41" style:family="paragraph" style:parent-style-name="Text_20_body">
      <style:text-properties officeooo:rsid="0041b2c4" officeooo:paragraph-rsid="0041b2c4"/>
    </style:style>
    <style:style style:name="P42" style:family="paragraph" style:parent-style-name="Text_20_body">
      <style:text-properties officeooo:rsid="0041b2c4" officeooo:paragraph-rsid="0041f457"/>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33e19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158d9"/>
    </style:style>
    <style:style style:name="T8" style:family="text">
      <style:text-properties officeooo:rsid="00293eb6"/>
    </style:style>
    <style:style style:name="T9" style:family="text">
      <style:text-properties fo:color="#ff3333" fo:font-weight="bold" style:font-weight-asian="bold" style:font-weight-complex="bold"/>
    </style:style>
    <style:style style:name="T10" style:family="text">
      <style:text-properties fo:color="#ff3333" style:text-underline-style="none"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officeooo:rsid="0041f45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éliorez la visibilité de votre site grâce au référencement</text:p>
      <text:p text:style-name="Text_20_body"/>
      <text:p text:style-name="P29"/>
      <text:p text:style-name="P29"><text:a xlink:type="simple" xlink:href="http://fr.openclassrooms.com/informatique/cours/ameliorez-la-visibilite-de-votre-site-grace-au-referencement">http://fr.openclassrooms.com/informatique/cours/ameliorez-la-visibilite-de-votre-site-grace-au-referencement</text:a></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302_318079556" text:style-name="Index_20_Link" text:visited-style-name="Index_20_Link">1Introduction au référencement<text:tab/>1</text:a></text:p>
          <text:p text:style-name="P44"><text:a xlink:type="simple" xlink:href="#__RefHeading__304_318079556" text:style-name="Index_20_Link" text:visited-style-name="Index_20_Link">1.1Parlons de referencement<text:tab/>1</text:a></text:p>
          <text:p text:style-name="P44"><text:a xlink:type="simple" xlink:href="#__RefHeading__306_318079556" text:style-name="Index_20_Link" text:visited-style-name="Index_20_Link">1.2Bien se préparer pour bien débuter<text:tab/>1</text:a></text:p>
          <text:p text:style-name="P44"><text:a xlink:type="simple" xlink:href="#__RefHeading__308_318079556" text:style-name="Index_20_Link" text:visited-style-name="Index_20_Link">1.3Les robots sur le web<text:tab/>2</text:a></text:p>
          <text:p text:style-name="P43"><text:a xlink:type="simple" xlink:href="#__RefHeading__310_318079556" text:style-name="Index_20_Link" text:visited-style-name="Index_20_Link">2Optimisez vos pages web pour…<text:tab/>3</text:a></text:p>
          <text:p text:style-name="P44"><text:a xlink:type="simple" xlink:href="#__RefHeading__312_318079556" text:style-name="Index_20_Link" text:visited-style-name="Index_20_Link">2.1Concepts de base d'un site « SEO-Friendly »<text:tab/>3</text:a></text:p>
          <text:p text:style-name="P44"><text:a xlink:type="simple" xlink:href="#__RefHeading__314_318079556" text:style-name="Index_20_Link" text:visited-style-name="Index_20_Link">2.2Communiquez avec Googlebot !<text:tab/>5</text:a></text:p>
        </text:index-body>
      </text:table-of-content>
      <text:p text:style-name="P29"/>
      <text:p text:style-name="P29"/>
      <text:h text:style-name="Heading_20_1" text:outline-level="1"><text:bookmark-start text:name="__RefHeading__302_318079556"/>Introduction au référencement<text:bookmark-end text:name="__RefHeading__302_318079556"/></text:h>
      <text:p text:style-name="Text_20_body"/>
      <text:h text:style-name="Heading_20_2" text:outline-level="2"><text:bookmark-start text:name="__RefHeading__304_318079556"/>Parlons de referencement<text:bookmark-end text:name="__RefHeading__304_318079556"/></text:h>
      <text:p text:style-name="P1">Mon site est-il référencé sur Google ?</text:p>
      <text:p text:style-name="P1">Pour cela, il existe un mot-clé qui est site: et qui est utilisable dans la barre de recherche de Google. Faites-le suivre par le nom de domaine du site dont vous voulez tester l'existence dans l'index.</text:p>
      <text:p text:style-name="P2">Ex : site:siteduzero.com <text:s/><text:span text:style-name="T1">(pas de http://)</text:span></text:p>
      <text:p text:style-name="P3">Google vous fournira également les meilleurs outils pour votre site web. <text:span text:style-name="T2">Google Analytics</text:span> vous permettra d’analyser toutes les sources de trafic et autres statistiques de votre site, tandis que les <text:span text:style-name="T2">Google Webmaster Tools</text:span> vous aideront à débusquer vos erreurs et à voir votre site comme Google le voit. <text:span text:style-name="T2">Google AdSense et Google AdWords</text:span> vous permettront également de passer de l'autre côté de la barre et d'aborder le référencement payant.</text:p>
      <text:h text:style-name="Heading_20_2" text:outline-level="2"><text:bookmark-start text:name="__RefHeading__306_318079556"/>Bien se préparer pour bien débuter<text:bookmark-end text:name="__RefHeading__306_318079556"/></text:h>
      <text:p text:style-name="P4">Fin de page, IMPORTANT : Améliorez les possibilités de Firefox et Chrome </text:p>
      <text:p text:style-name="P4">=&gt; <text:span text:style-name="T5">Liste des extensions à ajouter pour developper </text:span></text:p>
      <text:p text:style-name="P5"><text:soft-page-break/>Web Developper</text:p>
      <text:p text:style-name="P5">Firebug</text:p>
      <text:p text:style-name="P5">User Agent Switcher</text:p>
      <text:p text:style-name="P5">WebRank Toolbar</text:p>
      <text:p text:style-name="P5">KGen</text:p>
      <text:p text:style-name="P5"/>
      <text:p text:style-name="P4">Sans vouloir animer de débats, ma préférence personnelle va à Firefox, car il est considéré depuis vraiment longtemps comme l'ami des développeurs. La somme d'extensions qu'il propose, ses performances ainsi que sa communauté en font vraiment un allié de choix pour toute tâche de développement (au sens large) sur le web</text:p>
      <text:h text:style-name="Heading_20_2" text:outline-level="2"><text:bookmark-start text:name="__RefHeading__308_318079556"/>Les robots sur le web<text:bookmark-end text:name="__RefHeading__308_318079556"/></text:h>
      <text:p text:style-name="Text_20_body"/>
      <text:p text:style-name="P14">Le fonctionnement de Googlebot</text:p>
      <text:list xml:id="list7879019097463293141" text:style-name="L1">
        <text:list-item>
          <text:p text:style-name="P15"><text:span text:style-name="T7">Googlebot arrive sur votre site web</text:span></text:p>
        </text:list-item>
        <text:list-item>
          <text:p text:style-name="P15"><text:span text:style-name="T7">Googlebot explore les liens &lt;a&gt;&lt;/a&gt;</text:span></text:p>
        </text:list-item>
        <text:list-item>
          <text:p text:style-name="P15"><text:span text:style-name="T7">Googlebot arrive sur de nouvelles pages web</text:span></text:p>
        </text:list-item>
        <text:list-item>
          <text:p text:style-name="P15"><text:span text:style-name="T7">Googlebot explore à nouveaux les liens</text:span></text:p>
        </text:list-item>
      </text:list>
      <text:p text:style-name="P14"/>
      <text:p text:style-name="P16">Googlebot ne voit que la source HTML de votre page web.</text:p>
      <text:p text:style-name="P16"/>
      <text:p text:style-name="P17">Vous aurez tôt ou tard besoin de voir vos pages web de la même manière que Googlebot les voit. Pour cela, il faut un « lecteur d'écran ». Il s'agit d'une catégorie de navigateur web permettant de n'afficher que le contenu d'un site, en désactivant CSS, JavaScript et images. Vous pouvez d'ores et déjà lire une annexe sur le navigateur <text:span text:style-name="T6">Lynx Browser</text:span>, un lecteur d'écran très puissant. Vous y apprendrez à lire vos pages comme le fait un Googlebot !</text:p>
      <text:p text:style-name="P18"><text:a xlink:type="simple" xlink:href="http://fr.openclassrooms.com/informatique/cours/ameliorez-la-visibilite-de-votre-site-grace-au-referencement/decouvrez-lynx-browser">http://fr.openclassrooms.com/informatique/cours/ameliorez-la-visibilite-de-votre-site-grace-au-referencement/decouvrez-lynx-browser</text:a></text:p>
      <text:p text:style-name="P18"/>
      <text:p text:style-name="P6">Quand est-ce que passe le Googlebot ?</text:p>
      <text:p text:style-name="P19">Les premiers jours important :</text:p>
      <text:p text:style-name="P26">Les robots du web vont visiter notre site pour l'indexer. Il faut que notre site soit impec :</text:p>
      <text:p text:style-name="P26">=&gt; ne pas le mettre en route alors qu'il n'est pas fini, il sera mal evalué et il sera dur de redresser le tir.</text:p>
      <text:p text:style-name="P26"><text:soft-page-break/>=&gt; des qu'il est mis en ligne, le rendre vivant pdt les prochains jours, google analyse ca.</text:p>
      <text:p text:style-name="P20">=&gt; il est important que le fond soit bien structurer (cf : organiser son texte &amp; structurer son site), la forme on s'en fou, google ne regarde pas CSS.</text:p>
      <text:p text:style-name="P20"/>
      <text:p text:style-name="P27"><text:span text:style-name="T2">Les sanctions de Google : Googlebot et les pénalités</text:span></text:p>
      <text:p text:style-name="P28"><text:span text:style-name="T8">Si votre site respecte les consignes de Google et que vous ne faites que proposer du contenu pertinent et de qualité, Googlebot ne fera que vous donner de bons points et améliorera le positionnement de votre site.</text:span></text:p>
      <text:p text:style-name="Text_20_body"/>
      <text:p text:style-name="Text_20_body"/>
      <text:p text:style-name="Text_20_body"/>
      <text:h text:style-name="Heading_20_1" text:outline-level="1"><text:bookmark-start text:name="__RefHeading__310_318079556"/>Optimisez vos pages web pour…<text:bookmark-end text:name="__RefHeading__310_318079556"/></text:h>
      <text:p text:style-name="Text_20_body"/>
      <text:h text:style-name="Heading_20_2" text:outline-level="2"><text:bookmark-start text:name="__RefHeading__312_318079556"/>Concepts de base d'un site « SEO-Friendly »<text:bookmark-end text:name="__RefHeading__312_318079556"/></text:h>
      <text:p text:style-name="Text_20_body"/>
      <text:p text:style-name="P29">Le langage HTML : Baliser, c'est aider le Googlebot</text:p>
      <text:p text:style-name="P29">Nous savons que le code HTML sera lu par Googlebot et qu'il aura une importance capitale ; il faut donc produire un beau code. Lorsque vous avez appris HTML, on vous a forcément fait un topo sur l'histoire de la validité du code des pages web sur le W3C validator. En effet, un code valide est un code qui se référence bien.</text:p>
      <text:p text:style-name="P29"/>
      <text:p text:style-name="P32"><text:span text:style-name="T2">Les balises de titre</text:span></text:p>
      <text:p text:style-name="P29">Ces balises sont certainement les plus importantes de toutes, et vous devrez travailler leur contenu le plus possible. Vous les connaissez, il s'agit des balises &lt;h1&gt; à &lt;h6&gt;. Dans votre stratégie de référencement, vous ne devrez jamais négliger l'importance de ces balises.</text:p>
      <text:p text:style-name="P29">=&gt; Un h1 par section, il peut y avoir plusieurs section par page html.</text:p>
      <text:p text:style-name="P29">N'oubliez jamais d'utiliser au moins une balise &lt;h1&gt; dans vos pages web. Une page sans &lt;h1&gt; est une page sans avenir.</text:p>
      <text:p text:style-name="P21"><text:span text:style-name="T2">Les balises &lt;strong&gt; et &lt;em&gt;</text:span> sont également d'une importance capitale dans votre code HTML, simplement parce qu'elles permettent de mettre en exergue des expressions que vous jugez importantes, et qui constituent par extension l'intérêt de votre page web. </text:p>
      <text:p text:style-name="P21"><text:span text:style-name="T2">Les textes des liens</text:span> (Anchor text)</text:p>
      <text:p text:style-name="P21">Nous verrons dans la suite de ce cours que les liens constituent un enjeu très important dans votre <text:soft-page-break/>stratégie de référencement. Cependant, nous pouvons déjà énoncer qu'il est bon de produire des liens corrects sur vos pages web. Les liens se construisent en HTML grâce à la balise <text:span text:style-name="T2">&lt;a href="lien"&gt;text&lt;/a&gt;</text:span>.</text:p>
      <text:p text:style-name="P7">L'attribut alt des images</text:p>
      <text:p text:style-name="P22">Si vous jetez un œil au code que vous pouvez voir dans la section "Une question d'ergonomie", vous verrez que j'ai renseigné un attribut alt="" aux images. Ne pas le renseigner entraîne des pénalités pour votre référencement. Il s'agit là d'une règle fondamentale d'accessibilité. Chaque fois que vous utiliserez une balise &lt;img /&gt;, celle-ci devra comporter un attribut alt. C'est une erreur que l'on voit souvent et qui peut-être très facilement évitée.</text:p>
      <text:p text:style-name="P30">Ratio contenu/HTML</text:p>
      <text:p text:style-name="P22">Pour en finir avec ces règles fondamentales de SEO avec HTML, sachez que vos pages devront respecter un certain ratio Contenu/HTML pour avoir le plus de chances de plaire à Google. Ainsi, lorsque Google va venir analyser vos pages, il faudra qu'au moins 15 % de la source de la page soit du contenu pur et non pas des balises HTML. Le contenu est ce qu'il y a de plus important aux yeux de Google. Considérez donc cette limite comme la limite minimale : plus le ratio est élevé, mieux c'est.</text:p>
      <text:p text:style-name="P22"/>
      <text:p text:style-name="P22"/>
      <text:p text:style-name="P8">La règle d'or des 600 px : ergonomie et référencement</text:p>
      <text:p text:style-name="P23">pour Google, un mot qui se trouve au début de l'article est bien plus important qu'un mot se trouvant à la fin de cet article. Le début de l'article correspond bien sûr aux 600 px.</text:p>
      <text:p text:style-name="P8"/>
      <text:p text:style-name="P8">Pensez à votre visiteur !</text:p>
      <text:p text:style-name="P23">Performances, performances, performances ! :Un site qui plaît est un site qui va vite</text:p>
      <text:p text:style-name="P24">Google met à disposition des développeurs l'outil Google Pagespeed. Vous pourrez ainsi avoir un retour très complet sur les performances de votre site web.</text:p>
      <text:p text:style-name="P9"/>
      <text:p text:style-name="P31">Accélérez vos temps de chargement !</text:p>
      <text:p text:style-name="P24">Après cette petite sensibilisation, vous vous demandez très probablement comment on optimise les temps de chargement. Je me propose de vous donner quelques exemples. Bien que je ne puisse pas détailler de fond en comble toutes les façons d'optimiser les temps de chargement de vos pages web – il faudrait pour cela passer en revue toutes les technologies – je vais vous indiquer en quelques points les démarches, en vous conseillant quelques documentations.</text:p>
      <text:p text:style-name="P24"/>
      <text:p text:style-name="P24">Aussi =&gt; Utilisez des sprites CSS</text:p>
      <text:p text:style-name="P25"><text:a xlink:type="simple" xlink:href="http://www.siteduzero.com/tutoriel-3-268435-bien-utiliser-les-sprites-css.html">www.siteduzero.com/tutoriel-3-268435-bien-utiliser-les-sprites-css.html</text:a></text:p>
      <text:p text:style-name="P25"><text:soft-page-break/>Permet de faire une seule requete Http avec une grosse image que l'on divisera en plusieurs au lieu de faire plein de requetes pour plusieurs petites images.</text:p>
      <text:p text:style-name="P25"/>
      <text:p text:style-name="P10">Placez convenablement vos codes JavaScript !</text:p>
      <text:p text:style-name="P10"><text:span text:style-name="T3">Vous devez inclure un JavaScript soit au tout début de votre page, dans la balise &lt;head&gt;, soit à la toute fin, juste avant la fermeture de la balise &lt;body&gt; avec &lt;/body&gt;, cette dernière solution étant de loin la meilleure. Ceci est très important, car du JavaScript chargé en plein milieu d'une page web alourdira inutilement l'ensemble. Ainsi, il est préférable de charger le JavaScript juste avant la fermeture de la balise &lt;body&gt;, car alors le contenu du site sera entièrement chargé quand JavaScript entrera en jeu.</text:span></text:p>
      <text:p text:style-name="P10"/>
      <text:p text:style-name="P11">Vos requêtes SQL</text:p>
      <text:p text:style-name="P12"><text:span text:style-name="T3">Savez-vous qu'un site web utilisant une base de données est en moyenne 5 fois plus lent qu'un site uniquement construit sur des fichiers ? Si l'on peut difficilement se passer de bases de données, tant elles sont importantes pour avoir un site un minimum intéressant, on peut toujours </text:span>réduire les temps<text:span text:style-name="T3"> de chargements en diminuant le nombre de requêtes SQL, en les optimisant, et en </text:span>fournissant des index aux tables.</text:p>
      <text:p text:style-name="P12"/>
      <text:h text:style-name="Heading_20_2" text:outline-level="2"><text:bookmark-start text:name="__RefHeading__314_318079556"/>Communiquez avec Googlebot !<text:bookmark-end text:name="__RefHeading__314_318079556"/></text:h>
      <text:p text:style-name="Text_20_body"/>
      <text:p text:style-name="P34">Googlebot a besoin qu'on lui dise quelle page indexer, et quelle page ne pas indexer. Ou encore quel lien suivre, et quel lien ne pas suivre... Vous n'aimeriez pas par exemple que vos pages d'administration soient visibles sur Google.</text:p>
      <text:p text:style-name="P34">Pour communiquer avec Googlebot et lui donner ces infos, il va falloir passer par le contenu de la section &lt;head&gt; de votre page web. Il n'y aura pas 36 solutions, nous allons devoir passer par les balises &lt;meta /&gt;</text:p>
      <text:p text:style-name="P34"><text:span text:style-name="T9">La balise &lt;title&gt;</text:span></text:p>
      <text:p text:style-name="P34">Elle doit être totalement unique au sein de votre page web. La balise &lt;title&gt; a une importance primordiale parce qu'elle va servir à Google à générer le résultat de votre site.</text:p>
      <text:p text:style-name="P34">Ce sera le lien vers votre page affiché dans les résultats de recherche google. Elle doit donc être bien travaillé pour attirer l'oeil.</text:p>
      <text:p text:style-name="P34"><text:span text:style-name="T2">Choisir un bon titre</text:span></text:p>
      <text:p text:style-name="P34">Vous ne pouvez pas indiquer n'importe quoi comme &lt;title&gt; pour votre page web. Celui-ci doit être riche en mots-clés ; mots-clés que l'internaute tapera dans la barre de recherche de Google afin de trouver votre page web. Votre &lt;title&gt; doit être en adéquation avec votre article. N'essayez pas d'être originaux dans votre titre, tentez simplement de désigner votre article par une expression de <text:soft-page-break/>quelques mots, c'est généralement très bien. Par ailleurs, tentez de ne pas dépasser les 60 caractères. Dans un &lt;title&gt; on est direct et précis.</text:p>
      <text:p text:style-name="P34"><text:span text:style-name="T2">Google Insights</text:span> vous donnera des informations essentielles afin d'arriver à choisir les bons mots-clés pour votre &lt;title&gt;.</text:p>
      <text:p text:style-name="P34"/>
      <text:p text:style-name="P33">N'oubliez JAMAIS de mettre un &lt;title&gt; à vos pages. C'est comme le &lt;h1&gt;, il ne faut pas l'oublier ! Par défaut, si votre page ne possède pas de &lt;title&gt;, l'URL de celle-ci est généralement considérée comme son &lt;title&gt; : c'est très mauvais pour votre référencement.</text:p>
      <text:p text:style-name="P35"/>
      <text:p text:style-name="P35"><text:span text:style-name="T2">Deux balises &lt;meta /&gt; qui survivent aux années : </text:span>Votre contenu, votre centre d'intérêt</text:p>
      <text:p text:style-name="P35">Que l'on soit bien clair là-dessus : pour Google votre contenu est vraiment le point central de votre site. Ainsi, c'est sur ce plan-là que vous aurez le plus de points à gagner au niveau de votre référencement. </text:p>
      <text:p text:style-name="P37">À l'époque d'Altavista, on avait une vingtaine de balises &lt;meta /&gt; qui servaient à elles seules à bien référencer son site. À l'époque de Google, on n'en a plus que deux majeures, à savoir les balises meta keywords et meta description. </text:p>
      <text:p text:style-name="P37"/>
      <text:h text:style-name="Heading_20_3" text:outline-level="3">balise <text:span text:style-name="T2">&lt;meta name="description" /&gt;</text:span> qui est la plus intéressant.</text:h>
      <text:p text:style-name="P39">La balise meta description est utilisée dans le résultat de recherche sur Google.</text:p>
      <text:p text:style-name="P38">Cette balise est là pour que vous puissiez décrire plus facilement votre contenu au Googlebot afin que celui-ci indexe mieux votre page web. Comme d'habitude, il faut que cette description soit <text:span text:style-name="T2">riche en mots-clés</text:span>, tout en étant attractive pour le visiteur pour vous démarquer des autres pages. Cette description obéit également à quelques codes. S'il est généralement conseillé de ne <text:span text:style-name="T12">pas dépasser les 60 caractères pour son &lt;title&gt;, pour la description, la </text:span><text:span text:style-name="T10">limite est à 200 caractères</text:span>. À vous d'être précis !</text:p>
      <text:p text:style-name="P40"><text:span text:style-name="T11">Dans la balise &lt;head&gt; : (en dessous de la balise &lt;title&gt;)</text:span></text:p>
      <text:p text:style-name="P36">&lt;meta name="description" content="C'est la description de ma page !" /&gt;</text:p>
      <text:h text:style-name="Heading_20_3" text:outline-level="3">balise &lt;meta name="keywords" /&gt;</text:h>
      <text:p text:style-name="P42">L'intégrer à vos pages peut être une bonne chose si vous le souhaitez et c'est même recommandé. En revanche, cela n'influera quasiment pas sur votre référencement. <text:span text:style-name="T13">Pour la placer, c'est exactement comme pour la balise meta description.</text:span></text:p>
      <text:p text:style-name="P13">&lt;meta name="keywords" content="mots-clés" /&gt;</text:p>
      <text:p text:style-name="P41">À l'intérieur, vous avez simplement à indiquer des mots-clés, en les séparant par une virgule.</text:p>
      <text:p text:style-name="P41">Voici la <text:span text:style-name="T4">balise meta keywords de la page d'accueil du Site du Zér</text:span>o.</text:p>
      <text:p text:style-name="P41">&lt;meta name="keywords" content="Cours, tutoriel, didacticiel, informatique, programmation, c, c+<text:soft-page-break/>+, php, ..."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1T11:03:42.696527828</meta:creation-date>
    <dc:date>2014-08-21T15:48:04.959684275</dc:date>
    <meta:editing-duration>PT3H51M47S</meta:editing-duration>
    <meta:editing-cycles>34</meta:editing-cycles>
    <meta:generator>LibreOffice/4.2.4.2$Linux_X86_64 LibreOffice_project/420m0$Build-2</meta:generator>
    <meta:document-statistic meta:table-count="0" meta:image-count="0" meta:object-count="0" meta:page-count="7" meta:paragraph-count="95" meta:word-count="1935" meta:character-count="11776" meta:non-whitespace-character-count="9941"/>
  </office:meta>
</office:document-meta>
</file>